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 Narrow'" svg:font-family="''Arial Narrow''"/>
    <style:font-face style:name="Arial" svg:font-family="Arial"/>
    <style:font-face style:name="Tinos" svg:font-family="Tino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no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'Arial Narrow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8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22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20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6.5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2" table:default-cell-style-name="ce2"/>
        <table:table-row table:style-name="ro1">
          <table:table-cell table:style-name="ce1" office:value-type="string" calcext:value-type="string">
            <office:annotation draw:style-name="gr1" draw:text-style-name="P2" svg:width="134.94mm" svg:height="10.29mm" svg:x="26.54mm" svg:y="5.7mm" draw:caption-point-x="-4.07mm" draw:caption-point-y="-5.6mm">
              <dc:date>2017-01-12T00:00:00</dc:date>
              <text:p text:style-name="P1"><text:span text:style-name="T1">70 Sincelejo</text:span></text:p>
              <text:p text:style-name="P1"><text:span text:style-name="T1">23 Córdoba</text:span></text:p>
            </office:annotation>
            <text:p>Departamento</text:p>
          </table:table-cell>
          <table:table-cell table:style-name="ce1" office:value-type="string" calcext:value-type="string">
            <office:annotation draw:style-name="gr2" draw:text-style-name="P2" svg:width="149.22mm" svg:height="225.57mm" svg:x="49.12mm" svg:y="0mm" draw:caption-point-x="-4.07mm" draw:caption-point-y="0.1mm">
              <dc:date>2017-01-12T00:00:00</dc:date>
              <text:p text:style-name="P1"><text:span text:style-name="T1">23001</text:span><text:span text:style-name="T1"><text:tab/></text:span><text:span text:style-name="T1">MONTERIA</text:span></text:p>
              <text:p text:style-name="P1"><text:span text:style-name="T1">23068</text:span><text:span text:style-name="T1"><text:tab/></text:span><text:span text:style-name="T1">AYAPEL</text:span></text:p>
              <text:p text:style-name="P1"><text:span text:style-name="T1">23079</text:span><text:span text:style-name="T1"><text:tab/></text:span><text:span text:style-name="T1">BUENAVISTA</text:span></text:p>
              <text:p text:style-name="P1"><text:span text:style-name="T1">23090</text:span><text:span text:style-name="T1"><text:tab/></text:span><text:span text:style-name="T1">CANALETE</text:span></text:p>
              <text:p text:style-name="P1"><text:span text:style-name="T1">23162</text:span><text:span text:style-name="T1"><text:tab/></text:span><text:span text:style-name="T1">CERETE</text:span></text:p>
              <text:p text:style-name="P1"><text:span text:style-name="T1">23168</text:span><text:span text:style-name="T1"><text:tab/></text:span><text:span text:style-name="T1">CHIMA</text:span></text:p>
              <text:p text:style-name="P1"><text:span text:style-name="T1">23182</text:span><text:span text:style-name="T1"><text:tab/></text:span><text:span text:style-name="T1">CHINU</text:span></text:p>
              <text:p text:style-name="P1"><text:span text:style-name="T1">23189</text:span><text:span text:style-name="T1"><text:tab/></text:span><text:span text:style-name="T1">CIENAGA DE ORO</text:span></text:p>
              <text:p text:style-name="P1"><text:span text:style-name="T1">23300</text:span><text:span text:style-name="T1"><text:tab/></text:span><text:span text:style-name="T1">COTORRA</text:span></text:p>
              <text:p text:style-name="P1"><text:span text:style-name="T1">23350</text:span><text:span text:style-name="T1"><text:tab/></text:span><text:span text:style-name="T1">LA APARTADA</text:span></text:p>
              <text:p text:style-name="P1"><text:span text:style-name="T1">23417</text:span><text:span text:style-name="T1"><text:tab/></text:span><text:span text:style-name="T1">LORICA</text:span></text:p>
              <text:p text:style-name="P1"><text:span text:style-name="T1">23419</text:span><text:span text:style-name="T1"><text:tab/></text:span><text:span text:style-name="T1">LOS CORDOBAS</text:span></text:p>
              <text:p text:style-name="P1"><text:span text:style-name="T1">23464</text:span><text:span text:style-name="T1"><text:tab/></text:span><text:span text:style-name="T1">MOMIL</text:span></text:p>
              <text:p text:style-name="P1"><text:span text:style-name="T1">23466</text:span><text:span text:style-name="T1"><text:tab/></text:span><text:span text:style-name="T1">MONTELIBANO</text:span></text:p>
              <text:p text:style-name="P1"><text:span text:style-name="T1">23500</text:span><text:span text:style-name="T1"><text:tab/></text:span><text:span text:style-name="T1">MOÑITOS</text:span></text:p>
              <text:p text:style-name="P1"><text:span text:style-name="T1">23555</text:span><text:span text:style-name="T1"><text:tab/></text:span><text:span text:style-name="T1">PLANETA RICA</text:span></text:p>
              <text:p text:style-name="P1"><text:span text:style-name="T1">23570</text:span><text:span text:style-name="T1"><text:tab/></text:span><text:span text:style-name="T1">PUEBLO NUEVO</text:span></text:p>
              <text:p text:style-name="P1"><text:span text:style-name="T1">23574</text:span><text:span text:style-name="T1"><text:tab/></text:span><text:span text:style-name="T1">PUERTO ESCONDIDO</text:span></text:p>
              <text:p text:style-name="P1"><text:span text:style-name="T1">23580</text:span><text:span text:style-name="T1"><text:tab/></text:span><text:span text:style-name="T1">PUERTO LIBERTADOR</text:span></text:p>
              <text:p text:style-name="P1"><text:span text:style-name="T1">23586</text:span><text:span text:style-name="T1"><text:tab/></text:span><text:span text:style-name="T1">PURISIMA</text:span></text:p>
              <text:p text:style-name="P1"><text:span text:style-name="T1">23660</text:span><text:span text:style-name="T1"><text:tab/></text:span><text:span text:style-name="T1">SAHAGUN</text:span></text:p>
              <text:p text:style-name="P1"><text:span text:style-name="T1">23670</text:span><text:span text:style-name="T1"><text:tab/></text:span><text:span text:style-name="T1">SAN ANDRES SOTAVENTO</text:span></text:p>
              <text:p text:style-name="P1"><text:span text:style-name="T1">23672</text:span><text:span text:style-name="T1"><text:tab/></text:span><text:span text:style-name="T1">SAN ANTERO</text:span></text:p>
              <text:p text:style-name="P1"><text:span text:style-name="T1">23675</text:span><text:span text:style-name="T1"><text:tab/></text:span><text:span text:style-name="T1">SAN BERNARDO DEL VIENTO</text:span></text:p>
              <text:p text:style-name="P1"><text:span text:style-name="T1">23678</text:span><text:span text:style-name="T1"><text:tab/></text:span><text:span text:style-name="T1">SAN CARLOS</text:span></text:p>
              <text:p text:style-name="P1"><text:span text:style-name="T1">23686</text:span><text:span text:style-name="T1"><text:tab/></text:span><text:span text:style-name="T1">SAN PELAYO</text:span></text:p>
              <text:p text:style-name="P1"><text:span text:style-name="T1">23807</text:span><text:span text:style-name="T1"><text:tab/></text:span><text:span text:style-name="T1">TIERRALTA</text:span></text:p>
              <text:p text:style-name="P1"><text:span text:style-name="T1">23855</text:span><text:span text:style-name="T1"><text:tab/></text:span><text:span text:style-name="T1">VALENCIA</text:span></text:p>
              <text:p text:style-name="P1"><text:span text:style-name="T1">70001</text:span><text:span text:style-name="T1"><text:tab/></text:span><text:span text:style-name="T1">SINCELEJO</text:span></text:p>
              <text:p text:style-name="P1"><text:span text:style-name="T1">70110</text:span><text:span text:style-name="T1"><text:tab/></text:span><text:span text:style-name="T1">BUENAVISTA</text:span></text:p>
              <text:p text:style-name="P1"><text:span text:style-name="T1">70124</text:span><text:span text:style-name="T1"><text:tab/></text:span><text:span text:style-name="T1">CAIMITO</text:span></text:p>
              <text:p text:style-name="P1"><text:span text:style-name="T1">70204</text:span><text:span text:style-name="T1"><text:tab/></text:span><text:span text:style-name="T1">COLOSO</text:span></text:p>
              <text:p text:style-name="P1"><text:span text:style-name="T1">70215</text:span><text:span text:style-name="T1"><text:tab/></text:span><text:span text:style-name="T1">COROZAL</text:span></text:p>
              <text:p text:style-name="P1"><text:span text:style-name="T1">70221</text:span><text:span text:style-name="T1"><text:tab/></text:span><text:span text:style-name="T1">COVEÑAS</text:span></text:p>
              <text:p text:style-name="P1"><text:span text:style-name="T1">70230</text:span><text:span text:style-name="T1"><text:tab/></text:span><text:span text:style-name="T1">CHALAN</text:span></text:p>
              <text:p text:style-name="P1"><text:span text:style-name="T1">70233</text:span><text:span text:style-name="T1"><text:tab/></text:span><text:span text:style-name="T1">EL ROBLE</text:span></text:p>
              <text:p text:style-name="P1"><text:span text:style-name="T1">70235</text:span><text:span text:style-name="T1"><text:tab/></text:span><text:span text:style-name="T1">GALERAS</text:span></text:p>
              <text:p text:style-name="P1"><text:span text:style-name="T1">70265</text:span><text:span text:style-name="T1"><text:tab/></text:span><text:span text:style-name="T1">GUARANDA</text:span></text:p>
              <text:p text:style-name="P1"><text:span text:style-name="T1">70400</text:span><text:span text:style-name="T1"><text:tab/></text:span><text:span text:style-name="T1">LA UNION</text:span></text:p>
              <text:p text:style-name="P1"><text:span text:style-name="T1">70418</text:span><text:span text:style-name="T1"><text:tab/></text:span><text:span text:style-name="T1">LOS PALMITOS</text:span></text:p>
              <text:p text:style-name="P1"><text:span text:style-name="T1">70429</text:span><text:span text:style-name="T1"><text:tab/></text:span><text:span text:style-name="T1">MAJAGUAL</text:span></text:p>
              <text:p text:style-name="P1"><text:span text:style-name="T1">70473</text:span><text:span text:style-name="T1"><text:tab/></text:span><text:span text:style-name="T1">MORROA</text:span></text:p>
              <text:p text:style-name="P1"><text:span text:style-name="T1">70508</text:span><text:span text:style-name="T1"><text:tab/></text:span><text:span text:style-name="T1">OVEJAS</text:span></text:p>
              <text:p text:style-name="P1"><text:span text:style-name="T1">70523</text:span><text:span text:style-name="T1"><text:tab/></text:span><text:span text:style-name="T1">PALMITO</text:span></text:p>
              <text:p text:style-name="P1"><text:span text:style-name="T1">70670</text:span><text:span text:style-name="T1"><text:tab/></text:span><text:span text:style-name="T1">SAMPUES</text:span></text:p>
              <text:p text:style-name="P1"><text:span text:style-name="T1">70678</text:span><text:span text:style-name="T1"><text:tab/></text:span><text:span text:style-name="T1">SAN BENITO ABAD</text:span></text:p>
              <text:p text:style-name="P1"><text:span text:style-name="T1">70702</text:span><text:span text:style-name="T1"><text:tab/></text:span><text:span text:style-name="T1">SAN JUAN DE BETULIA</text:span></text:p>
              <text:p text:style-name="P1"><text:span text:style-name="T1">70708</text:span><text:span text:style-name="T1"><text:tab/></text:span><text:span text:style-name="T1">SAN MARCOS</text:span></text:p>
              <text:p text:style-name="P1"><text:span text:style-name="T1">70713</text:span><text:span text:style-name="T1"><text:tab/></text:span><text:span text:style-name="T1">SAN ONOFRE</text:span></text:p>
              <text:p text:style-name="P1"><text:span text:style-name="T1">70717</text:span><text:span text:style-name="T1"><text:tab/></text:span><text:span text:style-name="T1">SAN PEDRO</text:span></text:p>
              <text:p text:style-name="P1"><text:span text:style-name="T1">70742</text:span><text:span text:style-name="T1"><text:tab/></text:span><text:span text:style-name="T1">SAN LUIS DE SINCE</text:span></text:p>
              <text:p text:style-name="P1"><text:span text:style-name="T1">70771</text:span><text:span text:style-name="T1"><text:tab/></text:span><text:span text:style-name="T1">SUCRE</text:span></text:p>
              <text:p text:style-name="P1"><text:span text:style-name="T1">70820</text:span><text:span text:style-name="T1"><text:tab/></text:span><text:span text:style-name="T1">SANTIAGO DE TOLU</text:span></text:p>
              <text:p text:style-name="P1"><text:span text:style-name="T1">70823</text:span><text:span text:style-name="T1"><text:tab/></text:span><text:span text:style-name="T1">TOLU VIEJO</text:span></text:p>
            </office:annotation>
            <text:p>Municipio</text:p>
          </table:table-cell>
          <table:table-cell table:style-name="ce1" office:value-type="string" calcext:value-type="string">
            <office:annotation draw:style-name="gr3" draw:text-style-name="P2" svg:width="148.16mm" svg:height="122.07mm" svg:x="71.7mm" svg:y="0mm" draw:caption-point-x="-4.07mm" draw:caption-point-y="0.1mm">
              <dc:date>2017-01-12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  <text:p text:style-name="P1"><text:span text:style-name="T1"/></text:p>
            </office:annotation>
            <text:p>ID Urbanizacion/Proyecto</text:p>
          </table:table-cell>
          <table:table-cell table:style-name="ce1" office:value-type="string" calcext:value-type="string">
            <office:annotation draw:style-name="gr3" draw:text-style-name="P2" svg:width="160.07mm" svg:height="122.07mm" svg:x="94.28mm" svg:y="0mm" draw:caption-point-x="-4.07mm" draw:caption-point-y="0.1mm">
              <dc:date>2017-01-12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  <text:p text:style-name="P1"><text:span text:style-name="T1"/></text:p>
            </office:annotation>
            <text:p>Urbanizacion/Proyecto</text:p>
          </table:table-cell>
          <table:table-cell table:style-name="ce1" office:value-type="string" calcext:value-type="string">
            <office:annotation draw:style-name="gr4" draw:text-style-name="P2" svg:width="158.22mm" svg:height="18.57mm" svg:x="116.85mm" svg:y="1.56mm" draw:caption-point-x="-4.07mm" draw:caption-point-y="-1.46mm">
              <dc:date>2017-01-12T00:00:00</dc:date>
              <text:p text:style-name="P1"><text:span text:style-name="T1">"VIP"="1"</text:span></text:p>
              <text:p text:style-name="P1"><text:span text:style-name="T1">"Adicional Est. 1,2"="2"</text:span></text:p>
              <text:p text:style-name="P1"><text:span text:style-name="T1">"Cliente Propio"="3"</text:span></text:p>
              <text:p text:style-name="P1"><text:span text:style-name="T1"/></text:p>
            </office:annotation>
            <text:p>Tipo Beneficiario</text:p>
          </table:table-cell>
          <table:table-cell table:style-name="ce1" office:value-type="string" calcext:value-type="string">
            <office:annotation draw:style-name="gr1" draw:text-style-name="P2" svg:width="159.02mm" svg:height="10.29mm" svg:x="139.43mm" svg:y="5.7mm" draw:caption-point-x="-4.07mm" draw:caption-point-y="-5.6mm">
              <dc:date>2017-01-12T00:00:00</dc:date>
              <text:p text:style-name="P1"><text:span text:style-name="T1">"Cédula de Ciudadanía"="1"</text:span></text:p>
              <text:p text:style-name="P1"><text:span text:style-name="T1">"Tarjeta de Identidad"= "2"</text:span></text:p>
            </office:annotation>
            <text:p>Tipo Identificacion</text:p>
          </table:table-cell>
          <table:table-cell table:style-name="ce1" office:value-type="string" calcext:value-type="string">
            <text:p>Numero Identificación</text:p>
          </table:table-cell>
          <table:table-cell table:style-name="ce1" office:value-type="string" calcext:value-type="string">
            <text:p>Nombre </text:p>
          </table:table-cell>
          <table:table-cell table:style-name="ce1" office:value-type="string" calcext:value-type="string">
            <text:p>Primer Apellido </text:p>
          </table:table-cell>
          <table:table-cell table:style-name="ce1" office:value-type="string" calcext:value-type="string">
            <text:p>Segundo Apellido</text:p>
          </table:table-cell>
          <table:table-cell table:style-name="ce1" office:value-type="string" calcext:value-type="string">
            <office:annotation draw:style-name="gr1" draw:text-style-name="P2" svg:width="107.69mm" svg:height="10.29mm" svg:x="252.32mm" svg:y="5.7mm" draw:caption-point-x="-4.07mm" draw:caption-point-y="-5.6mm">
              <dc:date>2017-01-12T00:00:00</dc:date>
              <text:p text:style-name="P1"><text:span text:style-name="T1">1 Femenino</text:span></text:p>
              <text:p text:style-name="P1"><text:span text:style-name="T1">2 Masculo</text:span></text:p>
            </office:annotation>
            <text:p>Gener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Nivel de Estudio</text:p>
          </table:table-cell>
          <table:table-cell table:style-name="ce1" office:value-type="string" calcext:value-type="string">
            <text:p>Correo</text:p>
          </table:table-cell>
          <table:table-cell table:style-name="ce1" office:value-type="string" calcext:value-type="string">
            <text:p>Telefono 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nzana</text:p>
          </table:table-cell>
          <table:table-cell table:style-name="ce1" office:value-type="string" calcext:value-type="string">
            <text:p>Bloque</text:p>
          </table:table-cell>
          <table:table-cell table:style-name="ce1" office:value-type="string" calcext:value-type="string">
            <text:p>Torre</text:p>
          </table:table-cell>
          <table:table-cell table:style-name="ce1" office:value-type="string" calcext:value-type="string">
            <text:p>Casa/Apartamento</text:p>
          </table:table-cell>
          <table:table-cell table:style-name="ce1" office:value-type="string" calcext:value-type="string">
            <text:p>Interior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Piso</text:p>
          </table:table-cell>
          <table:table-cell table:style-name="ce1" office:value-type="string" calcext:value-type="string">
            <office:annotation draw:style-name="gr1" draw:text-style-name="P2" svg:width="123.83mm" svg:height="10.29mm" svg:x="545.83mm" svg:y="5.7mm" draw:caption-point-x="-4.07mm" draw:caption-point-y="-5.6mm">
              <dc:date>2017-01-12T00:00:00</dc:date>
              <text:p text:style-name="P1"><text:span text:style-name="T1">TRUE base de datos minvivienda</text:span></text:p>
              <text:p text:style-name="P1"><text:span text:style-name="T1">FALSE no hace parte de la base de datos de minvivienda</text:span></text:p>
            </office:annotation>
            <text:p>MinVivienda</text:p>
          </table:table-cell>
          <table:table-cell table:style-name="ce4" office:value-type="string" calcext:value-type="string">
            <text:p>Barrio</text:p>
          </table:table-cell>
          <table:table-cell table:style-name="ce4" office:value-type="string" calcext:value-type="string">
            <text:p>estrato</text:p>
          </table:table-cell>
          <table:table-cell table:style-name="ce4"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6926" calcext:value-type="float">
            <text:p>64866926</text:p>
          </table:table-cell>
          <table:table-cell office:value-type="string" calcext:value-type="string">
            <text:p>MARTA LEONOR</text:p>
          </table:table-cell>
          <table:table-cell office:value-type="string" calcext:value-type="string">
            <text:p>ALDANA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/>
          <table:table-cell table:style-name="ce3" office:value-type="string" calcext:value-type="string">
            <text:p>CL 15 9A - 89</text:p>
          </table:table-cell>
          <table:table-cell table:number-columns-repeated="8"/>
          <table:table-cell office:value-type="string" calcext:value-type="string">
            <text:p>EL ESTANCO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158010" calcext:value-type="float">
            <text:p>23158010</text:p>
          </table:table-cell>
          <table:table-cell office:value-type="string" calcext:value-type="string">
            <text:p>ROSA ISABEL</text:p>
          </table:table-cell>
          <table:table-cell office:value-type="string" calcext:value-type="string">
            <text:p>ATENCIA </text:p>
          </table:table-cell>
          <table:table-cell office:value-type="string" calcext:value-type="string">
            <text:p>PALENCIA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ESTANCO 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8136" calcext:value-type="float">
            <text:p>64868136</text:p>
          </table:table-cell>
          <table:table-cell office:value-type="string" calcext:value-type="string">
            <text:p>CARMIÑA ISABEL </text:p>
          </table:table-cell>
          <table:table-cell office:value-type="string" calcext:value-type="string">
            <text:p>HERAZO</text:p>
          </table:table-cell>
          <table:table-cell office:value-type="string" calcext:value-type="string">
            <text:p>ROMERO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CR 13 CL 12 - 251</text:p>
          </table:table-cell>
          <table:table-cell table:number-columns-repeated="8"/>
          <table:table-cell office:value-type="string" calcext:value-type="string">
            <text:p>ESMERALDA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 Narrow'" svg:font-family="''Arial Narrow''"/>
    <style:font-face style:name="Arial" svg:font-family="Arial"/>
    <style:font-face style:name="Tinos" svg:font-family="Tino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0:35:14.452275202</meta:creation-date>
    <dc:date>2017-01-13T15:10:11.857314173</dc:date>
    <meta:editing-duration>PT4H34M54S</meta:editing-duration>
    <meta:editing-cycles>5</meta:editing-cycles>
    <meta:generator>LibreOffice/5.0.6.2$Linux_X86_64 LibreOffice_project/00$Build-2</meta:generator>
    <meta:document-statistic meta:table-count="1" meta:cell-count="67" meta:object-count="0"/>
  </office:meta>
</office:document-meta>
</file>